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fo:language="en" fo:country="US" style:font-size-asian="14pt" style:font-size-complex="14pt"/>
    </style:style>
    <style:style style:name="P2" style:family="paragraph" style:parent-style-name="Standard">
      <style:paragraph-properties fo:text-align="center" style:justify-single-word="false"/>
    </style:style>
    <style:style style:name="P3" style:family="paragraph" style:parent-style-name="Text_20_body">
      <style:text-properties fo:color="#0e101a" style:font-name="Times New Roman" fo:font-size="14pt" fo:language="en" fo:country="US" fo:background-color="transparent" style:font-size-asian="14pt" style:font-size-complex="14pt"/>
    </style:style>
    <style:style style:name="P4" style:family="paragraph" style:parent-style-name="Text_20_body" style:list-style-name="L2">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5" style:family="paragraph" style:parent-style-name="Standard" style:list-style-name="L1">
      <style:text-properties fo:font-size="14pt" style:font-size-asian="14pt" style:font-size-complex="14pt"/>
    </style:style>
    <style:style style:name="P6" style:family="paragraph" style:parent-style-name="Standard" style:list-style-name="L1">
      <style:text-properties fo:font-variant="normal" fo:text-transform="none" style:font-name="Times New Roman" fo:font-size="14pt" fo:letter-spacing="normal" fo:font-style="normal" fo:font-weight="normal" style:font-size-asian="14pt" style:font-size-complex="14pt"/>
    </style:style>
    <style:style style:name="P7" style:family="paragraph" style:parent-style-name="Standard" style:list-style-name="L1">
      <style:text-properties style:font-name="Times New Roman" fo:font-size="14pt" style:font-size-asian="14pt" style:font-size-complex="14pt"/>
    </style:style>
    <style:style style:name="P8" style:family="paragraph" style:parent-style-name="Standard">
      <style:text-properties style:font-name="Times New Roman" fo:font-size="14pt" fo:language="en" fo:country="US" style:font-size-asian="14pt" style:font-size-complex="14pt"/>
    </style:style>
    <style:style style:name="P9" style:family="paragraph" style:parent-style-name="Standard">
      <style:paragraph-properties fo:text-align="center" style:justify-single-word="false"/>
    </style:style>
    <style:style style:name="T1" style:family="text">
      <style:text-properties fo:font-variant="normal" fo:text-transform="none" fo:letter-spacing="normal" fo:language="en" fo:country="US"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style:font-name="Times New Roman" fo:letter-spacing="normal" fo:font-style="normal" fo:font-weight="normal"/>
    </style:style>
    <style:style style:name="T4" style:family="text">
      <style:text-properties fo:font-variant="normal" fo:text-transform="none" fo:color="#282c33" style:font-name="Times New Roman" fo:font-size="14pt" fo:letter-spacing="normal" fo:language="en" fo:country="US" fo:font-style="normal" fo:font-weight="bold" style:font-size-asian="14pt" style:font-weight-asian="bold" style:font-size-complex="14pt" style:font-weight-complex="bold"/>
    </style:style>
    <style:style style:name="T5" style:family="text">
      <style:text-properties fo:font-variant="normal" fo:text-transform="none" fo:color="#282c33" style:font-name="Times New Roman" fo:font-size="14pt" fo:letter-spacing="normal" fo:language="en" fo:country="US" fo:font-style="normal" fo:font-weight="normal" style:font-size-asian="14pt" style:font-weight-asian="normal" style:font-size-complex="14pt" style:font-weight-complex="normal"/>
    </style:style>
    <style:style style:name="T6" style:family="text">
      <style:text-properties fo:font-variant="normal" fo:text-transform="none" fo:color="#282c33" style:font-name="Times New Roman" fo:font-size="14pt" fo:letter-spacing="normal" fo:language="en" fo:country="US" fo:font-style="normal" style:font-size-asian="14pt" style:font-size-complex="14pt"/>
    </style:style>
    <style:style style:name="T7" style:family="text">
      <style:text-properties fo:font-variant="normal" fo:text-transform="none" fo:color="#282c33" style:font-name="Times New Roman" fo:font-size="18pt" fo:letter-spacing="normal" fo:language="en" fo:country="US" fo:font-style="normal"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Strong_20_Emphasis"><text:span text:style-name="T7">PROJECT PLANING</text:span></text:span></text:p>
      <text:p text:style-name="Standard"><text:tab/><text:span text:style-name="Strong_20_Emphasis"><text:span text:style-name="T5">So we decided on the components we will deliver and the tasks we require to complete our objectives. The next major step is to plan how we will work on this project. We need to break down each task into a series of steps and then aggregate them together. And for each step, we need to answer a number of questions: “Who will work on this task?”, “Estimated start and finish dates for this task?”, “What is needed to complete this task?” and “What are the risks that can ruin the task?”. <text:line-break/><text:tab/>Another thing we need to decide is how we will keep track of project progress. One of the most popular choices is a “Gantt chart” – a bar chart that visualizes the plan of the project [1]. There are also many other tools for this task: Kanban boards, Scrum boards, simple timelines, checklists, and flowcharts or more complex methods like PERT charts. They all have their pros and cons, but we decided to settle for the “Gant chart". Its main weak points are: hard to understand when there are many tasks, milestones, dependencies, problems with updates, and problems with cooperative planning [2]. But, because our project is rather simple (not that many tasks, sub-tasks, and milestones) and we are using a software application (better visualization, easy and quick updates, advanced tools for coordination) we can negate the effect of these flaws. This allow us to get the best, what this method has to offer: ordered sequential workflow with a shared understanding of the progress [3].</text:span></text:span></text:p>
      <text:p text:style-name="Standard"><text:span text:style-name="Strong_20_Emphasis"><text:span text:style-name="T5"><text:tab/></text:span></text:span></text:p>
      <text:p text:style-name="P2"><text:span text:style-name="Strong_20_Emphasis"><text:span text:style-name="T5">[ GANT CHART PDF ]</text:span></text:span></text:p>
      <text:p text:style-name="P1"><text:span text:style-name="Strong_20_Emphasis"><text:span text:style-name="T4"/></text:span></text:p>
      <text:p text:style-name="P1">We plan to separate the application development process into the 6 main tasks:<text:line-break/><text:tab/>Project proposal – this task consists mostly of research and analysis. Initially, we decided to develop a recipe app, that helps the user to find ideas for the meal preparation that will satisfy his requirements. Based on this we identify our stakeholders and analyze their needs, formulating the list of requirements based on this. Next, we analyze the thematic literature, select the target market niche, and analyze our competitors and their products. From this, we prepare the list of features and components that we plan to put in our application and plan how to reach our goals, and decide on the work approach. We finalize this part by preparing the number of prototypes that help us understand how our application should work, test that all initial requirements are satisfied, and evaluate the results.<text:line-break/><text:tab/>Application design – based on the initial analysis and ideas, we prepare the design specification that we will use as the base for our work. There are 4 main parts to design: a database for the ingredients, a database for the recipes, the application logic, and the user interface. After the we finish initial design concept, we need to analyze it, decide on the required changes, and prepare the final design for our application. <text:line-break/><text:tab/>Application development – after we complete the design, we start the main part – the development of this software. There are several modules in our application: the location tracking module that helps to adjust the prices, the recipe module that allows us <text:soft-page-break/>to work with the recipes themselves, and the filtering module that allow us to find all recipes that satisfy the list of different conditions. After all modules are done, we join them together, fix possible problems, and develop the alpha version. <text:line-break/><text:tab/>Functionality testing – when we finish with the development, we need to analyze our application running it through a series of tests and confirming that it satisfies all proposed requirements. If in the process we encounter some issues, we need to list them to resolve them later. After several iterations of this process, we get the beta version, and later the final version of our application.<text:line-break/><text:tab/>Deployment of the application – this task is the final stretch. Because our application is web-based, we need to deploy it online to make it accessible for all possible users. Three main sub-tasks of this stage are choice of the server, configuration, and deployment itself. <text:line-break/><text:tab/>Final stage – at this stage we plan the maintenance of our software project, prepare the list of ideas for future development and analyze the results of our work. We prepare a report that evaluates what we have been able to achieve when we failed, why, and how to prevent this from happening in the future. </text:p>
      <text:p text:style-name="P1"/>
      <text:p text:style-name="P1"><text:tab/>In course of our work, we plan 9 milestones in total. Each task includes at least one milestone, but the main ones include more. Application design, development, and testing include 2 milestones each: one with the intermediate result and another one with the final one after the revision and update. This is the result of the implementation of iterative and incremental development. We start by separating our work into smaller chunks. After that, for each chunk, we separate the development process into 3 main steps: analysis and design, implementation and testing. After the process is complete we start a new cycle until the work is done, and when we complete one cycle, we move to the next one and work in the same way.</text:p>
      <text:p text:style-name="P1"/>
      <text:p text:style-name="P3"><text:tab/>But like any project, this work contains several risks, and to succeed we need to develop some sort of plan to mitigate and avoid these risks. They are called contingencies and to avoid them we need to identify them first. There are some common problems that are associated with the software development and we will look up some, that can apply to our case:</text:p>
      <text:list xml:id="list3628597406376925485" text:style-name="L2">
        <text:list-item>
          <text:p text:style-name="P4">Failing the deadlines - is one of the most popular contingencies for every project. This project started on Jun 1 and ends on Sep 5, so we got 3 months to complete the whole thing. If we fall behind we risk failing this deadline, so to prevent this from happening we create a schedule that allows us to better control the process and adjust our work to complete everything in time.</text:p>
        </text:list-item>
        <text:list-item>
          <text:p text:style-name="P4">Bad teamwork - this risk is mostly associated with the management, and because our team members have different backgrounds, work schedules, and time zones it is very prominent. If we fail at cooperation we risk falling behind the deadlines. To prevent this we plan regular meetings and additional channels of <text:soft-page-break/>communication (we set up a "Whatsapp" chat group) to better coordinate our efforts.</text:p>
        </text:list-item>
        <text:list-item>
          <text:p text:style-name="P4">Failing expectations - when we create our project proposal we plan what we want to do to meet the expectations of our potential user base. But, if in the end, we fail our promises it will mean that our project will likely fall short. To evade this risk we set up numerous milestones when we estimate our project in different stages of development and check that stakeholder requirements are fulfilled.</text:p>
        </text:list-item>
        <text:list-item>
          <text:p text:style-name="P4">Increasing scope - sometimes It can be hard to stop yourself from adding additional features and functionality to our project. But there is always a risk that if we add something it will create the need to change our project even more, and the loop makes our project fall out of scope. The bigger scope means a different timescale, and in terms, we risk failing our deadlines. To avoid this risk we define the scope of our project and divide it into chunks that all have milest</text:p>
        </text:list-item>
      </text:list>
      <text:p text:style-name="P1"/>
      <text:p text:style-name="P1"><text:tab/></text:p>
      <text:p text:style-name="P1"/>
      <text:p text:style-name="P1"/>
      <text:p text:style-name="P1"/>
      <text:p text:style-name="P1">Literature:</text:p>
      <text:list xml:id="list8664474964806041826" text:style-name="L1">
        <text:list-item>
          <text:p text:style-name="P5">Ramachandran K K , Karthick K K (2019). Gantt Chart: An Important Tool of Management. International Journal of Innovative Technology and Exploring Engineering, ISSN: 2278-3075, Volume-8 Issue-7C, May 2019 , 140<text:span text:style-name="T3">-142.</text:span></text:p>
        </text:list-item>
        <text:list-item>
          <text:p text:style-name="P6">https://www.lucidchart.com/blog/gantt-chart-alternatives</text:p>
        </text:list-item>
        <text:list-item>
          <text:p text:style-name="P7"><text:span text:style-name="T1">Geraldi, J., &amp; Lechler, T. (2012). Gantt Charts revisited: A critical analysis of its roots </text:span><text:span text:style-name="T2">and implications to the management of projects today. International Journal of Managing Projects in Business, 5(4), 578-594.</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8T12:17:36.85</meta:creation-date>
    <dc:date>2022-06-18T13:08:21.74</dc:date>
    <meta:editing-duration>PT6H36M15S</meta:editing-duration>
    <meta:editing-cycles>6</meta:editing-cycles>
    <meta:generator>OpenOffice/4.1.12$Win32 OpenOffice.org_project/4112m1$Build-9809</meta:generator>
    <meta:document-statistic meta:table-count="0" meta:image-count="0" meta:object-count="0" meta:page-count="3" meta:paragraph-count="16" meta:word-count="1285" meta:character-count="7573"/>
  </office:meta>
</office:document-meta>
</file>